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style:font-name="Courier" fo:font-size="9pt" style:font-size-asian="9pt" style:font-size-complex="9pt"/>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text-properties fo:color="#000000" style:font-name="Monospace" fo:font-size="9pt" style:font-name-asian="Monospace" style:font-size-asian="9pt" style:font-name-complex="Monospace" style:font-size-complex="9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ize="9pt" style:font-size-asian="9pt" style:font-size-complex="9pt"/>
    </style:style>
    <style:style style:name="P13" style:family="paragraph" style:parent-style-name="Standard">
      <style:paragraph-properties fo:break-before="page"/>
    </style:style>
    <style:style style:name="P14" style:family="paragraph" style:parent-style-name="Standard">
      <style:paragraph-properties fo:margin-left="0in" fo:margin-right="-0.5in" fo:text-indent="0in" style:auto-text-indent="false"/>
    </style:style>
    <style:style style:name="P15"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8"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19"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0" style:family="paragraph" style:parent-style-name="Contents_20_1">
      <style:paragraph-properties>
        <style:tab-stops>
          <style:tab-stop style:position="5.9638in" style:type="right" style:leader-style="dotted" style:leader-text="."/>
        </style:tab-stops>
      </style:paragraph-properties>
    </style:style>
    <style:style style:name="P21" style:family="paragraph" style:parent-style-name="Contents_20_2">
      <style:paragraph-properties>
        <style:tab-stops>
          <style:tab-stop style:position="5.5154in" style:type="right" style:leader-style="dotted" style:leader-text="."/>
        </style:tab-stops>
      </style:paragraph-properties>
    </style:style>
    <style:style style:name="P22" style:family="paragraph" style:parent-style-name="Contents_20_3">
      <style:paragraph-properties>
        <style:tab-stops>
          <style:tab-stop style:position="5.2673in" style:type="right" style:leader-style="dotted" style:leader-text="."/>
        </style:tab-stops>
      </style:paragraph-properties>
    </style:style>
    <style:style style:name="P2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4" style:family="paragraph" style:parent-style-name="Standard" style:list-style-name="L1"/>
    <style:style style:name="P25" style:family="paragraph" style:parent-style-name="Standard">
      <style:text-properties style:font-name="Courier" fo:font-size="10pt" style:font-size-asian="10pt" style:font-size-complex="10pt"/>
    </style:style>
    <style:style style:name="P26" style:family="paragraph" style:parent-style-name="Standard">
      <style:text-properties style:font-name="times new roman" fo:font-size="12pt" style:font-size-asian="12pt" style:font-size-complex="12pt"/>
    </style:style>
    <style:style style:name="P27" style:family="paragraph" style:parent-style-name="Standard">
      <style:text-properties style:font-name="Courier"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Heading_20_1">
      <style:paragraph-properties fo:break-before="page"/>
    </style:style>
    <style:style style:name="P30" style:family="paragraph">
      <style:paragraph-properties fo:text-align="center"/>
      <style:text-properties fo:font-weight="bold" style:font-weight-asian="bold" style:font-weight-complex="bold"/>
    </style:style>
    <style:style style:name="P31" style:family="paragraph">
      <style:paragraph-properties fo:text-align="center"/>
    </style:style>
    <style:style style:name="T1" style:family="text">
      <style:text-properties style:font-name="times new roman" fo:font-size="12pt" style:font-size-asian="12pt" style:font-size-complex="12pt"/>
    </style:style>
    <style:style style:name="T2" style:family="text">
      <style:text-properties fo:font-size="9pt" style:font-size-asian="9pt" style:font-size-complex="9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omsSnooper </text:p>
      <text:p text:style-name="P1"/>
      <text:p text:style-name="P1">A suite of tools for managing VOMS <text:s/>records,</text:p>
      <text:p text:style-name="P1">suitable for a site-info.def file or a vo.d directory</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ly 2012</text:p>
      <text:p text:style-name="P4"><text:soft-page-break/>CONTENTS</text:p>
      <text:p text:style-name="P15"/>
      <text:p text:style-name="P14"/>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0">1 BACKGROUND<text:tab/>4</text:p>
          <text:p text:style-name="P21">1.1 System Context<text:tab/>4</text:p>
          <text:p text:style-name="P21">1.2 Requirements<text:tab/>4</text:p>
          <text:p text:style-name="P22">1.2.1 fixApprovedVos<text:tab/>4</text:p>
          <text:p text:style-name="P22">1.2.2 checkMyVomsRecords<text:tab/>4</text:p>
          <text:p text:style-name="P22">1.2.3 checkMySite<text:tab/>5</text:p>
          <text:p text:style-name="P22">1.2.4 newVomsRecsForMySite<text:tab/>5</text:p>
          <text:p text:style-name="P22">1.2.5 getLSCRecords<text:tab/>5</text:p>
          <text:p text:style-name="P22">1.2.6 checkMyLSCRecords<text:tab/>5</text:p>
          <text:p text:style-name="P22">1.2.7 ConvertSidsToVods<text:tab/>5</text:p>
          <text:p text:style-name="P20">2 DESIGN<text:tab/>6</text:p>
          <text:p text:style-name="P21">2.1 High Level Design<text:tab/>6</text:p>
          <text:p text:style-name="P21">2.2 Notes on SIDs and VODs<text:tab/>7</text:p>
          <text:p text:style-name="P21">2.3 Flags and options for VomsSnooper<text:tab/>7</text:p>
          <text:p text:style-name="P21">2.4 Flags and options for CicToLsc<text:tab/>7</text:p>
          <text:p text:style-name="P21">2.5 Flags and options for SidFormatter<text:tab/>8</text:p>
          <text:p text:style-name="P21">2.6 Flags and options for SiteChecker<text:tab/>8</text:p>
          <text:p text:style-name="P20">3 BUILD AND INSTALL<text:tab/>9</text:p>
          <text:p text:style-name="P20">4 USE<text:line-break/><text:tab/>10</text:p>
          <text:p text:style-name="P21">4.1 fixApprovedVos<text:tab/>10</text:p>
          <text:p text:style-name="P22">4.1.1 Process<text:tab/>10</text:p>
          <text:p text:style-name="P22">4.1.2 Principles of operation<text:tab/>10</text:p>
          <text:p text:style-name="P21">4.2 checkMyVomsRecords<text:tab/>11</text:p>
          <text:p text:style-name="P22"><text:soft-page-break/>4.2.1 Process<text:tab/>11</text:p>
          <text:p text:style-name="P22">4.2.2 Principles of operation<text:tab/>11</text:p>
          <text:p text:style-name="P21">4.3 checkMySite<text:tab/>11</text:p>
          <text:p text:style-name="P22">4.3.1 Process<text:tab/>11</text:p>
          <text:p text:style-name="P22">4.3.2 Principles of operation<text:tab/>12</text:p>
          <text:p text:style-name="P21">4.4 newVomsRecsForMySite<text:tab/>13</text:p>
          <text:p text:style-name="P22">4.4.1 Process<text:tab/>13</text:p>
          <text:p text:style-name="P22">4.4.2 Principles of operation<text:tab/>13</text:p>
          <text:p text:style-name="P21">4.5 getLSCRecords<text:tab/>14</text:p>
          <text:p text:style-name="P22">4.5.1 Process<text:tab/>14</text:p>
          <text:p text:style-name="P22">4.5.2 Principles of operation<text:tab/>14</text:p>
          <text:p text:style-name="P21">4.6 checkMyLSCRecords<text:tab/>14</text:p>
          <text:p text:style-name="P22">4.6.1 Process<text:tab/>14</text:p>
          <text:p text:style-name="P22">4.6.2 Principles of operation<text:tab/>15</text:p>
          <text:p text:style-name="P21">4.7 convertSidsToVods<text:tab/>15</text:p>
          <text:p text:style-name="P22">4.7.1 Process<text:tab/>15</text:p>
          <text:p text:style-name="P22">4.7.2 Principles of operation<text:tab/>15</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es described herein are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e main process described here is intended to provide a bridge between the XML data and the Yaim inputs in order to ensure they are correct with the minimum amount of user intervention. The cases supported at present are:</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bed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p text:style-name="Standard"/>
      <text:p text:style-name="Standard"/>
      <text:p text:style-name="Standard"><text:soft-page-break/></text:p>
      <text:h text:style-name="Heading_20_3" text:outline-level="3"><text:s/>checkMySite</text:h>
      <text:p text:style-name="Standard">This serves the same purpose as “checkMyVomsRecords”, above. It might be easier to use.</text:p>
      <text:h text:style-name="Heading_20_3" text:outline-level="3"><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h text:style-name="Heading_20_3" text:outline-level="3"><text:s/>getLSCRecords</text:h>
      <text:p text:style-name="Standard">Yaim is nominally used to create LSC files from the VOMS records cover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text:p>
      <text:h text:style-name="Heading_20_3" text:outline-level="3"><text:s/>checkMyLSCRecords</text:h>
      <text:p text:style-name="Standard">As with getLSCRecords, this use case will allow the site admin to generate new LSC records automatically from XML. It also compare the new LSC files with the site copies in the /etc/grid-security/vomsdir directory.</text:p>
      <text:p text:style-name="Standard"/>
      <text:h text:style-name="Heading_20_3" text:outline-level="3"><text:s/>ConvertSidsToVods</text:h>
      <text:p text:style-name="Standard">Most new VOs use DNS style VO names (e.g. vo.snoplus.snolab.ca). This change had some knock on effects, the upshot of which is this. There are now two ways to specify VOMS records for the Yaim tool. The old way, for old VOs not in DNS style, was to embed them in the site-info.def file (SIDs format). Unfortunately, this could work with DNS style names, so now the way to specify VOMS records is to place them in separate file under the vo.d directory (which lies in the same directory as the site-info.def file itself). Each individual file is named after the VO concerned (VODs format).</text:p>
      <text:p text:style-name="Standard"/>
      <text:p text:style-name="Standard">It is not convenient to have some VOs represented in one format, and others represented in another format. And as DNS style VOs can't be represented in SIDS format, it makes sense to represent all VOs in VODS format. A tool, ConvertSidsToVods.pl, has been provided to allow conversion of all VOs into VODS format. </text:p>
      <text:p text:style-name="Standard"/>
      <text:p text:style-name="Standard"/>
      <text:h text:style-name="Heading_20_3" text:outline-level="3"><text:soft-page-break/><text:s/>ListFQANs</text:h>
      <text:p text:style-name="Standard"/>
      <text:p text:style-name="Standard">This use cases allows the use to list a VOs FQANs.</text:p>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
      <text:p text:style-name="Standard"/>
      <text:p text:style-name="Standard"><draw:custom-shape text:anchor-type="paragraph" draw:z-index="0" draw:style-name="gr1" svg:width="0.9898in" svg:height="0.6669in" svg:x="0.1701in" svg:y="0.0134in"><text:p><text:s/>SidFormatter</text:p><draw:enhanced-geometry svg:viewBox="0 0 21600 21600" draw:glue-points="10800 0 0 10800 10800 21600 21600 10800" draw:type="flowchart-process" draw:enhanced-path="M 0 0 L 21600 0 21600 21600 0 21600 0 0 Z N"/></draw:custom-shape></text:p>
      <text:p text:style-name="Standard"><draw:line text:anchor-type="paragraph" draw:z-index="4" draw:style-name="gr2" draw:text-style-name="P30" svg:x1="1.1598in" svg:y1="0.1744in" svg:x2="3.0035in" svg:y2="0.5134in"><text:p/></draw:line></text:p>
      <text:p text:style-name="Standard"><draw:frame text:anchor-type="paragraph" draw:z-index="6" draw:style-name="gr3" svg:width="0.2295in" svg:height="0.1862in" svg:x="3.0035in" svg:y="0.1575in"><draw:text-box><text:p>*</text:p></draw:text-box></draw:frame></text:p>
      <text:p text:style-name="Standard"><draw:custom-shape text:anchor-type="paragraph" draw:z-index="2" draw:style-name="gr1" svg:width="1.0315in" svg:height="0.6669in" svg:x="3.0035in" svg:y="0.1437in"><text:p><text:s/>VirtOrgInfo</text:p><draw:enhanced-geometry svg:viewBox="0 0 21600 21600" draw:glue-points="10800 0 0 10800 10800 21600 21600 10800" draw:type="flowchart-process" draw:enhanced-path="M 0 0 L 21600 0 21600 21600 0 21600 0 0 Z N"/></draw:custom-shape><draw:line text:anchor-type="paragraph" draw:z-index="21" draw:style-name="gr2" draw:text-style-name="P31" svg:x1="0.6492in" svg:y1="0.4248in" svg:x2="0.6492in" svg:y2="0.1256in"><text:p/></draw:line></text:p>
      <text:p text:style-name="Standard"/>
      <text:p text:style-name="Standard"><draw:custom-shape text:anchor-type="paragraph" draw:z-index="15" draw:style-name="gr1" svg:width="0.9898in" svg:height="0.6669in" svg:x="1.4929in" svg:y="0.139in"><text:p><text:s/>SiteChecker</text:p><draw:enhanced-geometry svg:viewBox="0 0 21600 21600" draw:glue-points="10800 0 0 10800 10800 21600 21600 10800" draw:type="flowchart-process" draw:enhanced-path="M 0 0 L 21600 0 21600 21600 0 21600 0 0 Z N"/></draw:custom-shape><draw:frame text:anchor-type="paragraph" draw:z-index="17" draw:style-name="gr3" svg:width="0.2295in" svg:height="0.1862in" svg:x="2.8472in" svg:y="0.1138in"><draw:text-box><text:p>*</text:p></draw:text-box></draw:frame><draw:custom-shape text:anchor-type="paragraph" draw:z-index="20" draw:style-name="gr1" svg:width="0.9898in" svg:height="0.6669in" svg:x="0.1701in" svg:y="0.0555in"><text:p><text:s/>SidParser</text:p><draw:enhanced-geometry svg:viewBox="0 0 21600 21600" draw:glue-points="10800 0 0 10800 10800 21600 21600 10800" draw:type="flowchart-process" draw:enhanced-path="M 0 0 L 21600 0 21600 21600 0 21600 0 0 Z N"/></draw:custom-shape></text:p>
      <text:p text:style-name="Standard"><draw:frame text:anchor-type="paragraph" draw:z-index="7" draw:style-name="gr4" svg:width="-0.1776in" svg:height="-0.213in" svg:x="3.0764in" svg:y="0.3917in"><draw:text-box><text:p>*</text:p></draw:text-box></draw:frame><draw:line text:anchor-type="paragraph" draw:z-index="16" draw:style-name="gr2" draw:text-style-name="P31" svg:x1="2.4827in" svg:y1="0.261in" svg:x2="3.0035in" svg:y2="0.0319in"><text:p/></draw:line></text:p>
      <text:p text:style-name="Standard"><draw:line text:anchor-type="paragraph" draw:z-index="5" draw:style-name="gr2" draw:text-style-name="P31" svg:x1="2.7535in" svg:y1="0.8472in" svg:x2="3.0035in" svg:y2="0.0717in"><text:p/></draw:line><draw:line text:anchor-type="paragraph" draw:z-index="8" draw:style-name="gr2" draw:text-style-name="P31" svg:x1="3.9201in" svg:y1="0.0717in" svg:x2="4.2638in" svg:y2="0.6343in"><text:p/></draw:line><draw:frame text:anchor-type="paragraph" draw:z-index="14" draw:style-name="gr4" svg:width="-0.1669in" svg:height="-0.213in" svg:x="3.5138in" svg:y="0.2217in"><draw:text-box><text:p>*</text:p></draw:text-box></draw:frame><draw:line text:anchor-type="paragraph" draw:z-index="13" draw:style-name="gr2" draw:text-style-name="P31" svg:x1="3.0764in" svg:y1="1.4382in" svg:x2="3.4098in" svg:y2="0.0717in"><text:p/></draw:line><draw:line text:anchor-type="paragraph" draw:z-index="22" draw:style-name="gr2" draw:text-style-name="P31" svg:x1="1.1598in" svg:y1="0.0244in" svg:x2="1.4933in" svg:y2="0.0244in"><text:p/></draw:line></text:p>
      <text:p text:style-name="Standard"><draw:frame text:anchor-type="paragraph" draw:z-index="9" draw:style-name="gr3" svg:width="0.2295in" svg:height="0.1862in" svg:x="4.2638in" svg:y="0.2634in"><draw:text-box><text:p>*</text:p></draw:text-box></draw:frame><draw:custom-shape text:anchor-type="paragraph" draw:z-index="1" draw:style-name="gr1" svg:width="1.2606in" svg:height="0.6669in" svg:x="3.5453in" svg:y="0.4492in"><text:p><text:s/>VomsServer</text:p><draw:enhanced-geometry svg:viewBox="0 0 21600 21600" draw:glue-points="10800 0 0 10800 10800 21600 21600 10800" draw:type="flowchart-process" draw:enhanced-path="M 0 0 L 21600 0 21600 21600 0 21600 0 0 Z N"/></draw:custom-shape><draw:line text:anchor-type="paragraph" draw:z-index="18" draw:style-name="gr2" draw:text-style-name="P31" svg:x1="0.7846in" svg:y1="1.6157in" svg:x2="1.4929in" svg:y2="0.0583in"><text:p/></draw:line></text:p>
      <text:p text:style-name="Standard"/>
      <text:p text:style-name="Standard"><draw:custom-shape text:anchor-type="paragraph" draw:z-index="10" draw:style-name="gr1" svg:width="1.2606in" svg:height="0.6669in" svg:x="1.4929in" svg:y="0.0799in"><text:p><text:s/>VomsSnoop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9" draw:style-name="gr2" draw:text-style-name="P31" svg:x1="1.2535in" svg:y1="0.8772in" svg:x2="1.4933in" svg:y2="0.1272in"><text:p/></draw:line></text:p>
      <text:p text:style-name="Standard"/>
      <text:p text:style-name="Standard"><draw:custom-shape text:anchor-type="paragraph" draw:z-index="11" draw:style-name="gr1" svg:width="1.2606in" svg:height="0.6669in" svg:x="2.0244in" svg:y="0.1453in"><text:p><text:s/>CicToLsc</text:p><draw:enhanced-geometry svg:viewBox="0 0 21600 21600" draw:glue-points="10800 0 0 10800 10800 21600 21600 10800" draw:type="flowchart-process" draw:enhanced-path="M 0 0 L 21600 0 21600 21600 0 21600 0 0 Z N"/></draw:custom-shape></text:p>
      <text:p text:style-name="Standard"/>
      <text:p text:style-name="Standard"><draw:custom-shape text:anchor-type="paragraph" draw:z-index="3" draw:style-name="gr1" svg:width="1.5106in" svg:height="0.6669in" svg:x="0.0453in" svg:y="0.1382in"><text:p><text:s/>VoidCardXmlParser</text:p><text:p/><draw:enhanced-geometry svg:viewBox="0 0 21600 21600" draw:glue-points="10800 0 0 10800 10800 21600 21600 10800" draw:type="flowchart-process" draw:enhanced-path="M 0 0 L 21600 0 21600 21600 0 21600 0 0 Z N"/></draw:custom-shape><draw:line text:anchor-type="paragraph" draw:z-index="12" draw:style-name="gr2" draw:text-style-name="P31" svg:x1="1.5555in" svg:y1="0.5976in" svg:x2="2.0244in" svg:y2="0.122in"><text:p/></draw:line></text:p>
      <text:p text:style-name="Standard"/>
      <text:p text:style-name="Standard"/>
      <text:p text:style-name="Standard"/>
      <text:p text:style-name="Standard"/>
      <text:p text:style-name="Standard"/>
      <text:p text:style-name="Standard"/>
      <text:p text:style-name="Standard">The software has several entry points (mains). </text:p>
      <text:p text:style-name="Standard"/>
      <text:list xml:id="list5140575021" text:style-name="L1">
        <text:list-item>
          <text:p text:style-name="P24">SidFormatter parses existing Yaim files (site-info.def, vo.d) and prints them out in a standard, sorted manner. </text:p>
          <text:p text:style-name="P24"/>
        </text:list-item>
        <text:list-item>
          <text:p text:style-name="P24">SiteChecker parses existing Yaim files (site-info.def, vo.d) and the CIC Portal XML using a Sax parser. It then compares both data sources and prints out a report on the differences.</text:p>
          <text:p text:style-name="P24"/>
        </text:list-item>
        <text:list-item>
          <text:p text:style-name="P24">VomsSnooper parses the CIC portal XML and writes it out into records for formatting and printing in a standard, sorted way suitable for Yaim. </text:p>
          <text:p text:style-name="P24"/>
        </text:list-item>
        <text:list-item>
          <text:p text:style-name="P24">CicToLsc also uses the SAX parser, but only includes functionality for making LSC files. It is for the convenience of people who wish to bypass the Yaim configuration process. </text:p>
          <text:p text:style-name="P24"/>
        </text:list-item>
      </text:list>
      <text:p text:style-name="Standard"><text:soft-page-break/>All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 format. Due to restrictions with DNS style names (with dots in them) it was later necessary to invent a new format, whereby the records are stored in their own separate files under a vo.d directory. This format is known as VOD format. It is possible to represent any VO in VOD format. VOs with names with dots in them, however, cannot be represented in SID format (the programs refer to these as “silly sids”).</text:p>
      <text:p text:style-name="Standard"/>
      <text:p text:style-name="Standard">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Flags and options for VomsSnooper</text:h>
      <text:p text:style-name="P16"><text:s/>The VomsSnooper tool takes an XML file from the CIC portal, and </text:p>
      <text:p text:style-name="P16">formats it into a standard, sorted manner for Yaim. </text:p>
      <text:p text:style-name="P16"/>
      <text:p text:style-name="P16">Mandatory arguments: </text:p>
      <text:p text:style-name="P16"><text:s text:c="2"/>--xmlfile f <text:s text:c="6"/># Input XML file downloaded from CIC portal </text:p>
      <text:p text:style-name="P16"><text:s text:c="2"/>--myvos <text:s text:c="2"/>f <text:s text:c="6"/># Names of VOs that I support </text:p>
      <text:p text:style-name="P16"><text:s text:c="2"/>--vodfile f <text:s text:c="6"/># Names of VOs that must be output in VOD format </text:p>
      <text:p text:style-name="P16"><text:s text:c="2"/>--outfile f <text:s text:c="6"/># Where to write SIDs (records that can be</text:p>
      <text:p text:style-name="P16"><text:s text:c="22"/>represented in a site-info.def) </text:p>
      <text:p text:style-name="P16">Optional arguments: </text:p>
      <text:p text:style-name="P16"><text:s text:c="2"/>--help <text:s text:c="11"/># Prints this info </text:p>
      <text:p text:style-name="P16"><text:s text:c="2"/>--voddir <text:s/>d <text:s text:c="6"/># Where to write VODs (records that cannot be</text:p>
      <text:p text:style-name="P16"><text:s text:c="22"/>represented in a site-info.def) </text:p>
      <text:p text:style-name="P16"><text:s text:c="2"/>--printvodtitle <text:s text:c="2"/># When printing VODs, put the name of the VOD file</text:p>
      <text:p text:style-name="P16"><text:s text:c="22"/>in the output </text:p>
      <text:p text:style-name="P16"><text:s text:c="2"/>--nosillysids <text:s text:c="4"/># When printing SIDs, reject ones with silly names</text:p>
      <text:p text:style-name="P16"><text:s text:c="22"/>(DNS/dot style) </text:p>
      <text:p text:style-name="P16"><text:s text:c="2"/>--ignorecernrule <text:s/># Ignore the cern rule (use only voms.cern.ch) </text:p>
      <text:p text:style-name="P16"><text:s text:c="2"/>--extrafields <text:s text:c="4"/># Print some extra fields (not recommended) </text:p>
      <text:p text:style-name="P16"><text:s text:c="2"/>--contactsfile <text:s text:c="3"/># Where to print the VO contacts (not recommended) </text:p>
      <text:p text:style-name="P16"><text:s text:c="2"/>--fqans <text:s text:c="10"/># File where to print VO FQANs</text:p>
      <text:p text:style-name="P16"><text:s text:c="2"/>--vomsdir <text:s text:c="8"/># Where to print LSC files </text:p>
      <text:h text:style-name="Heading_20_2" text:outline-level="2"><text:s/>Flags and options for CicToLsc</text:h>
      <text:p text:style-name="P9"/>
      <text:p text:style-name="P9">The CicToLsc tool takes an XML file from the CIC portal, and </text:p>
      <text:p text:style-name="P9">creates a set of LSC files from the data, bypassing Yaim. </text:p>
      <text:p text:style-name="P9"/>
      <text:p text:style-name="P9">Mandatory arguments: </text:p>
      <text:p text:style-name="P9"><text:s text:c="2"/>--xmlfile <text:s text:c="6"/>f <text:s text:c="6"/># Input XML file downloaded from CIC portal </text:p>
      <text:p text:style-name="P9"><text:soft-page-break/><text:s text:c="2"/>--approvedvos <text:s text:c="2"/>f <text:s text:c="6"/># File of names of VOs that I support </text:p>
      <text:p text:style-name="P9"><text:s text:c="2"/>--vomsdir <text:s text:c="14"/># Where to print LSC Files </text:p>
      <text:p text:style-name="P9">Optional arguments: </text:p>
      <text:p text:style-name="P9"><text:s text:c="2"/>--help <text:s text:c="17"/># Prints this info </text:p>
      <text:h text:style-name="Heading_20_2" text:outline-level="2"><text:s/>Flags and options for SidFormatter</text:h>
      <text:p text:style-name="P17">The SidFormatter tool takes an existing populated site-info.def file and vo.d directory, and </text:p>
      <text:p text:style-name="P17">formats it into a standard, sorted manner. It writes its output into a new, </text:p>
      <text:p text:style-name="P17">unpopulated site-info.def file and vo.d directory. </text:p>
      <text:p text:style-name="P17"/>
      <text:p text:style-name="P17">Mandatory arguments: </text:p>
      <text:p text:style-name="P17"><text:s text:c="2"/>--oldsiddir dir <text:s text:c="2"/># Some existing directory that contains a populated</text:p>
      <text:p text:style-name="P17"><text:s text:c="22"/>site-info.def file and vo.d directory </text:p>
      <text:p text:style-name="P17"><text:s text:c="2"/>--newsiddir dir <text:s text:c="2"/># Some existing directory that contains an unpopulated</text:p>
      <text:p text:style-name="P17"><text:s text:c="22"/>site-info.def file and vo.d directory </text:p>
      <text:p text:style-name="P17"><text:s text:c="2"/>--myvos <text:s text:c="2"/>f <text:s text:c="6"/># Names of VOs that I support </text:p>
      <text:p text:style-name="P17"/>
      <text:p text:style-name="P17">Optional arguments: </text:p>
      <text:p text:style-name="P17"><text:s text:c="2"/>--flat <text:s text:c="11"/># Print all the records out in a site-info.def, even</text:p>
      <text:p text:style-name="P17"><text:s text:c="22"/>when they are silly sids </text:p>
      <text:p text:style-name="P17"><text:s text:c="2"/>--help <text:s text:c="11"/># Prints this info </text:p>
      <text:p text:style-name="P12"/>
      <text:p text:style-name="P9"/>
      <text:h text:style-name="Heading_20_2" text:outline-level="2"><text:s/>Flags and options for SiteChecker</text:h>
      <text:p text:style-name="P10"/>
      <text:p text:style-name="P10"/>
      <text:p text:style-name="P10">The SiteChecker tool checks if a site complies with the CIC portal XML </text:p>
      <text:p text:style-name="P10"/>
      <text:p text:style-name="P10">Mandatory arguments: </text:p>
      <text:p text:style-name="P10"><text:s text:c="2"/>--xmlurl <text:s/>f <text:s text:c="6"/># URL of XML file (i.e. CIC portal) </text:p>
      <text:p text:style-name="P10"><text:s text:c="2"/>--sidfile f <text:s text:c="6"/># Location of site-info.def file </text:p>
      <text:p text:style-name="P10"/>
      <text:p text:style-name="P10">Optional arguments: </text:p>
      <text:p text:style-name="P10"><text:s text:c="2"/>--help <text:s text:c="11"/># Prints this info</text:p>
      <text:p text:style-name="P10"/>
      <text:p text:style-name="P12"/>
      <text:h text:style-name="P29" text:outline-level="1"><text:s/>BUILD AND INSTALL</text:h>
      <text:p text:style-name="Standard">The software is open source, and it can be downloaded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 (see ~/git/GridDevel/vs_scripts/set_paths.sh).</text:p>
      <text:p text:style-name="Standard"/>
      <text:p text:style-name="Standard">The tools are distributed as relocatable directly-executable JAR files that reside initially in ~/git/GridDevel/vs_scripts/ant/dist/lib, e.g.</text:p>
      <text:p text:style-name="P7"/>
      <text:p text:style-name="P8"># cd ~/git/GridDevel/vs_scripts/ant/dist/lib</text:p>
      <text:p text:style-name="P7"><text:span text:style-name="T2"># ./</text:span>SiteChecker.jar --xmlurl \</text:p>
      <text:p text:style-name="P7"><text:s text:c="5"/>http://operations-portal.egi.eu/xml/voIDCard/public/all/true \</text:p>
      <text:p text:style-name="P7"><text:s text:c="5"/>--sidfile glitecfg/site-info.def</text:p>
      <text:p text:style-name="P7"/>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 It is necessary to source these shell variables before running the uses cases.</text:p>
      <text:p text:style-name="Standard"/>
      <text:p text:style-name="P6"># source ~/git/GridDevel/vs_scripts/set_paths.sh</text:p>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18">https://www.gridpp.ac.uk/wiki/GridPP_approved_VOs#Approved_Global_VOs</text:p>
      <text:p text:style-name="P18"/>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ext:soft-page-break/>takes the old wiki.txt content and merges the new content into it, creating a new wiki page.</text:p>
      <text:p text:style-name="Standard"/>
      <text:p text:style-name="Standard"/>
      <text:p text:style-name="P18"/>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Standard"/>
      <text:h text:style-name="Heading_20_2" text:outline-level="2"><text:s/>checkMySite</text:h>
      <text:p text:style-name="Standard">This use case will get the newest records from the CIC portal XML and make sure your <text:s/>current site-info.def/vo.d tallies with those records.</text:p>
      <text:h text:style-name="Heading_20_3" text:outline-level="3"><text:soft-page-break/><text:s/>Process</text:h>
      <text:p text:style-name="Standard">In a shell:</text:p>
      <text:p text:style-name="P6"/>
      <text:p text:style-name="P6"># cd <text:s/>~/git/GridDevel/vs_scripts/usecases/checkSite</text:p>
      <text:p text:style-name="Standard"/>
      <text:p text:style-name="Standard">Vi the checkSite.sh script to make is comply with your local set-up. And now run the checkSite.sh script, as follows.</text:p>
      <text:p text:style-name="P6"/>
      <text:p text:style-name="P6"># ./checkSite.sh</text:p>
      <text:p text:style-name="P6"/>
      <text:p text:style-name="Standard">The script will report any discrepancies to the screen.</text:p>
      <text:h text:style-name="Heading_20_3" text:outline-level="3"><text:s/>Principles of operation</text:h>
      <text:p text:style-name="Standard">The checkSite.sh script syncs a local directory with a copy of the site-info.def/vo.d config from a cream CE. It then uses a tool, SiteChecker.jar, to read XML from the CIC portal, it reads SID data for the site-info.def/vo.d and finally compares the records.</text:p>
      <text:p text:style-name="Standard"/>
      <text:p text:style-name="Standard"/>
      <text:p text:style-name="Standard"/>
      <text:p text:style-name="P18"/>
      <text:p text:style-name="P13"/>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voidRun.sh</text:p>
      <text:p text:style-name="P6"/>
      <text:p text:style-name="P11">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19"/>
      <text:h text:style-name="Heading_20_2" text:outline-level="2"><text:s/>getLSCRecords</text:h>
      <text:p text:style-name="Standard">This use case will allow the site admin to generate new LSC records automatically from XML, suitable for inclusion in a /etc/grid-security/vomsdir directory, by-passing the usual yaim steps.</text:p>
      <text:h text:style-name="Heading_20_3" text:outline-level="3"><text:s/>Process</text:h>
      <text:p text:style-name="Standard">In a shell:</text:p>
      <text:p text:style-name="P6"/>
      <text:p text:style-name="P6"># cd <text:s/>~/git/GridDevel/vs_scripts/usecases/getLSCRecords</text:p>
      <text:p text:style-name="P6"/>
      <text:p text:style-name="Standard">Now run the get<text:span text:style-name="T1">LSCRecords.sh </text:span><text:s/>script, as follows.</text:p>
      <text:p text:style-name="P6"/>
      <text:p text:style-name="P6"># ./getLSCRecords.sh </text:p>
      <text:p text:style-name="P6"/>
      <text:p text:style-name="Standard">Some output will scroll past, and (if all is well) a directory called vomsdir will be created containing the latest and greatest LSC files.</text:p>
      <text:h text:style-name="Heading_20_3" text:outline-level="3"><text:s/>Principles of operation</text:h>
      <text:p text:style-name="Standard">The script downloads a copy of the newest CIC portal XML. It then uses CicToLsc to make a vomsdir consisting of all newest LSC files for your site. </text:p>
      <text:p text:style-name="Standard"/>
      <text:p text:style-name="Standard"/>
      <text:p text:style-name="Standard"/>
      <text:p text:style-name="Standard"/>
      <text:p text:style-name="Standard"/>
      <text:p text:style-name="Standard"/>
      <text:h text:style-name="Heading_20_2" text:outline-level="2"><text:s/>checkMyLSCRecords</text:h>
      <text:p text:style-name="Standard">This use case will compare the LSC records at a site to the ones that exists in the CIC Portal XML file. </text:p>
      <text:h text:style-name="Heading_20_3" text:outline-level="3"><text:s/>Process</text:h>
      <text:p text:style-name="Standard">In a shell:</text:p>
      <text:p text:style-name="P6"/>
      <text:p text:style-name="P6"># cd <text:s/>~git/GridDevel/vs_scripts/usecases/checkMyLSCRecords/</text:p>
      <text:p text:style-name="P6"/>
      <text:p text:style-name="Standard">Vi the checkMyLSCRecords.sh script to make is comply with your local set-up. And now run the <text:span text:style-name="T1">checkMyLSCRecords.sh </text:span><text:s/>script, as follows.</text:p>
      <text:p text:style-name="P6"/>
      <text:p text:style-name="P6"># checkMyLSCRecords.sh</text:p>
      <text:p text:style-name="P6"/>
      <text:p text:style-name="Standard">Ignore the warnings about “silly SIDs”. The script will make a file, diffs.txt, that shows any discrepancies it finds.</text:p>
      <text:p text:style-name="Standard"><text:soft-page-break/></text:p>
      <text:h text:style-name="Heading_20_3" text:outline-level="3"><text:s/>Principles of operation</text:h>
      <text:p text:style-name="Standard"/>
      <text:p text:style-name="Standard">The script makes a set of LSC records from the CIC Portal XML, then makes another set from the data at a site. It then does an MD5 sum of all the data, and prints out any diffs into a text file.</text:p>
      <text:p text:style-name="Standard"/>
      <text:h text:style-name="Heading_20_2" text:outline-level="2"><text:s/>convertSidsToVods</text:h>
      <text:p text:style-name="Standard">This use case will allow the site admin to convert a site-info.def file that contains old, SID format VOMS records into the new style that uses discrete files under the vo.d directory. It does not use any of the main VomsSnooper components.</text:p>
      <text:h text:style-name="Heading_20_3" text:outline-level="3"><text:s/>Process</text:h>
      <text:p text:style-name="Standard">In a shell:</text:p>
      <text:p text:style-name="P6"/>
      <text:p text:style-name="P6"># cd <text:s/>~/git/GridDevel/vs_scripts/usecases/convertSidsToVods</text:p>
      <text:p text:style-name="P6"/>
      <text:p text:style-name="Standard">Now run the convertSidsToVods.pl<text:span text:style-name="T1"> </text:span><text:s/>script, as follows.</text:p>
      <text:p text:style-name="P6"/>
      <text:p text:style-name="P6"># ./convert_sids_to_vods.pl -s /root/glitecfg/site-info.def </text:p>
      <text:p text:style-name="P6"/>
      <text:p text:style-name="Standard">The script will convert the data in-situ, so you may wish to keep backups first!</text:p>
      <text:p text:style-name="Standard"/>
      <text:h text:style-name="Heading_20_3" text:outline-level="3"><text:s/>Principles of operation</text:h>
      <text:p text:style-name="Standard">The script will backup the site-info.def file into a temporary file in the same directory. Then it will write new VOD format files into the vo.d directory, finally writing out a new site-info.def minus the old SID format records. You can also use the dry-run features <text:s/>(-keepsids 1 -novods 1) to prevent changes. If any VO represented in the site-info.def is already also represented in the vo.d directory, the script prints a message and exits.</text:p>
      <text:p text:style-name="Standard"/>
      <text:h text:style-name="Heading_20_2" text:outline-level="2"><text:s/>listFQANs</text:h>
      <text:p text:style-name="Standard"/>
      <text:p text:style-name="Standard">This use cases allows the use to list a VOs FQANs.</text:p>
      <text:h text:style-name="Heading_20_3" text:outline-level="3"><text:s/>Process</text:h>
      <text:p text:style-name="Standard">In a shell:</text:p>
      <text:p text:style-name="P6"/>
      <text:p text:style-name="P6"># cd <text:s/>~/git/GridDevel/vs_scripts/usecases/newVomsRecsForMySite</text:p>
      <text:p text:style-name="P6"><text:soft-page-break/></text:p>
      <text:p text:style-name="Standard"/>
      <text:p text:style-name="P6"/>
      <text:p text:style-name="P6"># VomsSnooper.jar --xmlfile \</text:p>
      <text:p text:style-name="P6"><text:s text:c="2"/><text:a xlink:type="simple" xlink:href="http://operations-portal.egi.eu/xml/voIDCard/public/all/true">http://operations-portal.egi.eu/xml/voIDCard/public/all/true</text:a> \</text:p>
      <text:p text:style-name="P6"><text:s text:c="2"/>--myvos void/myvos.txt <text:s/>--outfile /dev/null --fqans fqans</text:p>
      <text:p text:style-name="P6"/>
      <text:p text:style-name="P11">Check that the file, fqans, contains the list of FQANs for each VO. </text:p>
      <text:h text:style-name="Heading_20_3" text:outline-level="3"><text:s/>Principles of operation</text:h>
      <text:p text:style-name="Standard"/>
      <text:p text:style-name="Standard">The VomsSnooper.jar tool contains a functions to collect and print the FQANs from the XML.</text:p>
      <text:p text:style-name="Standard"/>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55</meta:editing-cycles>
    <meta:editing-duration>PT24H40M44S</meta:editing-duration>
    <meta:initial-creator>Steve Jones</meta:initial-creator>
    <dc:date>2012-08-02T16:33:24</dc:date>
    <dc:creator>Steve Jones</dc:creator>
    <meta:document-statistic meta:table-count="0" meta:image-count="0" meta:object-count="0" meta:page-count="17" meta:paragraph-count="249" meta:word-count="3057" meta:character-count="19206"/>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